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fo:min-height="0.949cm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fo:min-height="1.05cm"/>
    </style:style>
    <style:style style:name="gr6" style:family="graphic" style:parent-style-name="standard">
      <style:graphic-properties draw:stroke="none" svg:stroke-color="#000000" draw:fill="none" draw:fill-color="#ffffff" draw:fill-image-width="0cm" draw:fill-image-height="0cm" fo:min-height="2.137cm"/>
    </style:style>
    <style:style style:name="gr7" style:family="graphic" style:parent-style-name="standard">
      <style:graphic-properties draw:stroke="none" svg:stroke-color="#000000" draw:fill="none" draw:fill-color="#ffffff" draw:fill-image-width="0cm" draw:fill-image-height="0cm" fo:min-height="0.917cm"/>
    </style:style>
    <style:style style:name="gr8" style:family="graphic" style:parent-style-name="standard">
      <style:graphic-properties draw:stroke="none" svg:stroke-color="#000000" draw:fill="none" draw:fill-color="#ffffff" draw:fill-image-width="0cm" draw:fill-image-height="0cm" fo:min-height="0.55cm"/>
    </style:style>
    <style:style style:name="gr9" style:family="graphic" style:parent-style-name="standard">
      <style:graphic-properties draw:stroke="none" svg:stroke-color="#000000" draw:fill="none" draw:fill-color="#ffffff" draw:fill-image-width="0cm" draw:fill-image-height="0cm" fo:min-height="1.15cm"/>
    </style:style>
    <style:style style:name="gr10" style:family="graphic" style:parent-style-name="standard">
      <style:graphic-properties draw:stroke="none" svg:stroke-color="#000000" draw:fill="none" draw:fill-color="#ffffff" draw:fill-image-width="0cm" draw:fill-image-height="0cm" fo:min-height="0.613cm"/>
    </style:style>
    <style:style style:name="gr11" style:family="graphic" style:parent-style-name="standard">
      <style:graphic-properties draw:fill-image-width="0cm" draw:fill-image-height="0cm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fill-image-width="0cm" draw:fill-image-height="0cm" fo:min-height="0.25cm"/>
    </style:style>
    <style:style style:name="gr13" style:family="graphic" style:parent-style-name="objectwithoutfill">
      <style:graphic-properties draw:fill="none" draw:fill-image-width="0cm" draw:fill-image-height="0cm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ellipse draw:style-name="gr1" draw:text-style-name="P1" draw:layer="layout" svg:width="2.8cm" svg:height="1.5cm" svg:x="8.6cm" svg:y="1.5cm">
          <text:p/>
        </draw:ellipse>
        <draw:line draw:style-name="gr2" draw:text-style-name="P1" draw:layer="layout" svg:x1="10cm" svg:y1="3cm" svg:x2="10cm" svg:y2="4cm">
          <text:p/>
        </draw:line>
        <draw:custom-shape draw:style-name="gr3" draw:text-style-name="P1" draw:layer="layout" svg:width="5.8cm" svg:height="1.7cm" svg:x="6.9cm" svg:y="4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9.9cm" svg:y1="5.7cm" svg:x2="9.9cm" svg:y2="6.7cm">
          <text:p/>
        </draw:line>
        <draw:rect draw:style-name="gr1" draw:text-style-name="P1" draw:layer="layout" svg:width="4.5cm" svg:height="1.7cm" svg:x="7.4cm" svg:y="6.7cm">
          <text:p/>
        </draw:rect>
        <draw:rect draw:style-name="gr1" draw:text-style-name="P1" draw:layer="layout" svg:width="4.5cm" svg:height="1.8cm" svg:x="7.5cm" svg:y="9.4cm">
          <text:p/>
        </draw:rect>
        <draw:rect draw:style-name="gr1" draw:text-style-name="P1" draw:layer="layout" svg:width="4.5cm" svg:height="2cm" svg:x="7.5cm" svg:y="13cm">
          <text:p/>
        </draw:rect>
        <draw:line draw:style-name="gr2" draw:text-style-name="P1" draw:layer="layout" svg:x1="7.6cm" svg:y1="15.5cm" svg:x2="12.1cm" svg:y2="15.5cm">
          <text:p/>
        </draw:line>
        <draw:line draw:style-name="gr2" draw:text-style-name="P1" draw:layer="layout" svg:x1="7.6cm" svg:y1="15.5cm" svg:x2="7.6cm" svg:y2="16.9cm">
          <text:p/>
        </draw:line>
        <draw:line draw:style-name="gr2" draw:text-style-name="P1" draw:layer="layout" svg:x1="12.1cm" svg:y1="15.5cm" svg:x2="12.1cm" svg:y2="16.9cm">
          <text:p/>
        </draw:line>
        <draw:path draw:style-name="gr2" draw:text-style-name="P1" draw:layer="layout" svg:width="4.418cm" svg:height="0.513cm" svg:x="7.672cm" svg:y="16.734cm" svg:viewBox="0 0 4419 514" svg:d="M4419 120c-293 35-571-8-873 0-308 8-568 120-847 185-290 67-581 129-873 185-287 55-586 25-873-185-243-178-519-357-847-291l-106 79">
          <text:p/>
        </draw:path>
        <draw:ellipse draw:style-name="gr1" draw:text-style-name="P1" draw:layer="layout" svg:width="4.5cm" svg:height="2.1cm" svg:x="7.6cm" svg:y="18.7cm">
          <text:p/>
        </draw:ellipse>
        <draw:line draw:style-name="gr2" draw:text-style-name="P1" draw:layer="layout" svg:x1="9.7cm" svg:y1="17.2cm" svg:x2="9.7cm" svg:y2="18.7cm">
          <text:p/>
        </draw:line>
        <draw:line draw:style-name="gr2" draw:text-style-name="P1" draw:layer="layout" svg:x1="9.7cm" svg:y1="8.4cm" svg:x2="9.7cm" svg:y2="9.4cm">
          <text:p/>
        </draw:line>
        <draw:frame draw:style-name="gr4" draw:text-style-name="P2" draw:layer="layout" svg:width="2.8cm" svg:height="1.199cm" svg:x="9.2cm" svg:y="1.9cm">
          <draw:text-box>
            <text:p text:style-name="P2"><text:span text:style-name="T1">начало</text:span></text:p>
          </draw:text-box>
        </draw:frame>
        <draw:frame draw:style-name="gr5" draw:layer="layout" svg:width="4.1cm" svg:height="1.3cm" svg:x="8.8cm" svg:y="19.3cm">
          <draw:text-box>
            <text:p>конец</text:p>
          </draw:text-box>
        </draw:frame>
        <draw:frame draw:style-name="gr6" draw:text-style-name="P3" draw:layer="layout" svg:width="3.9cm" svg:height="2.387cm" svg:x="8.9cm" svg:y="4cm">
          <draw:text-box>
            <text:p text:style-name="P3"><text:span text:style-name="T2">Pi = 4.14</text:span></text:p>
            <text:p text:style-name="P3"><text:span text:style-name="T2">a = 2.01; </text:span></text:p>
            <text:p text:style-name="P3"><text:span text:style-name="T2">c = 4.5;</text:span></text:p>
            <text:p text:style-name="P3"><text:span text:style-name="T2">x,y,z</text:span></text:p>
          </draw:text-box>
        </draw:frame>
        <draw:frame draw:style-name="gr7" draw:text-style-name="P3" draw:layer="layout" svg:width="4.6cm" svg:height="1.167cm" svg:x="7.4cm" svg:y="7.2cm">
          <draw:text-box>
            <text:p text:style-name="P3"><text:span text:style-name="T2"><text:s/></text:span><text:span text:style-name="T2">x = log(abs(c + a)) / 1/atan(Pi / a) + 0.17;;</text:span></text:p>
          </draw:text-box>
        </draw:frame>
        <draw:frame draw:style-name="gr8" draw:text-style-name="P3" draw:layer="layout" svg:width="4.3cm" svg:height="1.659cm" svg:x="7.6cm" svg:y="9.541cm">
          <draw:text-box>
            <text:p text:style-name="P3"><text:span text:style-name="T2">y = (pow(sin(pow(a, 3) / 2), 2) - 1/tan(c / 4)) / (log(abs(a) + log(pow(c, 2))));</text:span></text:p>
          </draw:text-box>
        </draw:frame>
        <draw:frame draw:style-name="gr9" draw:text-style-name="P3" draw:layer="layout" svg:width="4.3cm" svg:height="1.4cm" svg:x="7.7cm" svg:y="13.5cm">
          <draw:text-box>
            <text:p text:style-name="P3"><text:span text:style-name="T2">z = c * exp(-2.5 * x + pow(y, 2));;</text:span></text:p>
          </draw:text-box>
        </draw:frame>
        <draw:frame draw:style-name="gr10" draw:layer="layout" svg:width="3.6cm" svg:height="0.963cm" svg:x="8.9cm" svg:y="15.9cm">
          <draw:text-box>
            <text:p>x,y,z</text:p>
          </draw:text-box>
        </draw:frame>
        <draw:rect draw:style-name="gr11" draw:text-style-name="P1" draw:layer="layout" svg:width="4.6cm" svg:height="1.1cm" svg:x="7.5cm" svg:y="11.6cm">
          <text:p/>
        </draw:rect>
        <draw:frame draw:style-name="gr12" draw:text-style-name="P3" draw:layer="layout" svg:width="3.7cm" svg:height="0.603cm" svg:x="7.9cm" svg:y="12cm">
          <draw:text-box>
            <text:p text:style-name="P3"><text:span text:style-name="T2">double xy = x * y;</text:span></text:p>
          </draw:text-box>
        </draw:frame>
        <draw:line draw:style-name="gr13" draw:text-style-name="P1" draw:layer="layout" svg:x1="9.6cm" svg:y1="11.2cm" svg:x2="9.6cm" svg:y2="11.7cm">
          <text:p/>
        </draw:line>
        <draw:line draw:style-name="gr13" draw:text-style-name="P1" draw:layer="layout" svg:x1="9.7cm" svg:y1="12.7cm" svg:x2="9.7cm" svg:y2="13.1cm">
          <text:p/>
        </draw:line>
        <draw:line draw:style-name="gr13" draw:text-style-name="P1" draw:layer="layout" svg:x1="9.7cm" svg:y1="15cm" svg:x2="9.7cm" svg:y2="15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uk" fo:country="U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lad Buckach</meta:initial-creator>
    <meta:creation-date>2021-02-22T12:54:01.18</meta:creation-date>
    <dc:date>2021-02-22T13:20:01.20</dc:date>
    <dc:creator>Vlad Buckach</dc:creator>
    <meta:editing-duration>PT7M15S</meta:editing-duration>
    <meta:editing-cycles>1</meta:editing-cycles>
    <meta:generator>OpenOffice/4.1.8$Win32 OpenOffice.org_project/418m3$Build-9803</meta:generator>
    <meta:document-statistic meta:object-count="26"/>
  </office:meta>
</office:document-meta>
</file>